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7700000094EF77618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sans-serif"/>
    <style:font-face style:name="Mangal1" svg:font-family="Mangal"/>
    <style:font-face style:name="OpenSymbol" svg:font-family="OpenSymbol"/>
    <style:font-face style:name="Roboto" svg:font-family="Roboto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HelveticaNeueLT Pro 55 Roman" svg:font-family="'HelveticaNeueLT Pro 55 Roman'" style:font-family-generic="swiss" style:font-pitch="variable"/>
    <style:font-face style:name="HelveticaNeueLT Pro 65 Md" svg:font-family="'HelveticaNeueLT Pro 65 M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History" style:family="table">
      <style:table-properties style:width="17.013cm" fo:margin-left="0cm" fo:margin-right="-0.012cm" table:align="margins" style:may-break-between-rows="false"/>
    </style:style>
    <style:style style:name="ChangeHistory.A" style:family="table-column">
      <style:table-column-properties style:column-width="1.799cm" style:rel-column-width="1020*"/>
    </style:style>
    <style:style style:name="ChangeHistory.B" style:family="table-column">
      <style:table-column-properties style:column-width="2.699cm" style:rel-column-width="1530*"/>
    </style:style>
    <style:style style:name="ChangeHistory.C" style:family="table-column">
      <style:table-column-properties style:column-width="3.545cm" style:rel-column-width="2010*"/>
    </style:style>
    <style:style style:name="ChangeHistory.D" style:family="table-column">
      <style:table-column-properties style:column-width="8.969cm" style:rel-column-width="5085*"/>
    </style:style>
    <style:style style:name="ChangeHistory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ChangeHistory.A2" style:family="table-cell" style:data-style-name="N100">
      <style:table-cell-properties fo:background-color="#99ccff" fo:padding="0cm" fo:border="none">
        <style:background-image/>
      </style:table-cell-properties>
    </style:style>
    <style:style style:name="ChangeHistory.B2" style:family="table-cell" style:data-style-name="N37">
      <style:table-cell-properties fo:background-color="#99ccff" fo:padding="0cm" fo:border="none">
        <style:background-image/>
      </style:table-cell-properties>
    </style:style>
    <style:style style:name="ChangeHistory.C2" style:family="table-cell">
      <style:table-cell-properties fo:background-color="#99ccff" fo:padding="0cm" fo:border="none">
        <style:background-image/>
      </style:table-cell-properties>
    </style:style>
    <style:style style:name="ChangeHistory.A3" style:family="table-cell" style:data-style-name="N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ChangeHistory.B3" style:family="table-cell" style:data-style-name="N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Technologies" style:family="table">
      <style:table-properties style:width="16.976cm" fo:margin-left="0.037cm" fo:margin-right="-0.012cm" table:align="margins" style:may-break-between-rows="false"/>
    </style:style>
    <style:style style:name="Technologies.A" style:family="table-column">
      <style:table-column-properties style:column-width="12.409cm" style:rel-column-width="7035*"/>
    </style:style>
    <style:style style:name="Technologies.B" style:family="table-column">
      <style:table-column-properties style:column-width="4.567cm" style:rel-column-width="2589*"/>
    </style:style>
    <style:style style:name="Technologies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echnologies.A2" style:family="table-cell" style:data-style-name="N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Technologies.B2" style:family="table-cell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Technologies.A3" style:family="table-cell" style:data-style-name="N100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Technologies.B3" style:family="table-cell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REST-Base" style:family="table">
      <style:table-properties style:width="17.013cm" fo:margin-left="0cm" fo:margin-right="-0.012cm" table:align="margins"/>
    </style:style>
    <style:style style:name="REST-Base.A" style:family="table-column">
      <style:table-column-properties style:column-width="5.08cm" style:rel-column-width="2880*"/>
    </style:style>
    <style:style style:name="REST-Base.B" style:family="table-column">
      <style:table-column-properties style:column-width="2.328cm" style:rel-column-width="1320*"/>
    </style:style>
    <style:style style:name="REST-Base.C" style:family="table-column">
      <style:table-column-properties style:column-width="9.604cm" style:rel-column-width="5445*"/>
    </style:style>
    <style:style style:name="REST-Base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REST-Base.A2" style:family="table-cell" style:data-style-name="N100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REST-Base.B2" style:family="table-cell">
      <style:table-cell-properties fo:background-color="#ffffff" fo:padding="0cm" fo:border-left="none" fo:border-right="none" fo:border-top="0.002cm solid #000080" fo:border-bottom="0.088cm solid #000080">
        <style:background-image/>
      </style:table-cell-properties>
    </style:style>
    <style:style style:name="REST-Base.A3" style:family="table-cell" style:data-style-name="N100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REST-Base.B3" style:family="table-cell">
      <style:table-cell-properties fo:background-color="#ffffff" fo:padding="0cm" fo:border-left="none" fo:border-right="none" fo:border-top="none" fo:border-bottom="0.088cm solid #00008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er">
      <style:text-properties style:font-name="HelveticaNeueLT Pro 65 Md"/>
    </style:style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Roboto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style:font-name="HelveticaNeueLT Pro 65 Md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HelveticaNeueLT Pro 65 Md" fo:font-size="9pt" style:font-size-asian="9pt" style:font-size-complex="9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Roboto Condense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4" style:family="paragraph" style:parent-style-name="Contents_20_Heading" style:master-page-name="Standard">
      <style:paragraph-properties style:page-number="auto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0">
      <style:paragraph-properties fo:text-align="start" style:justify-single-word="false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Roboto Condensed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Roboto Condensed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Roboto Condensed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Roboto Condensed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10.5pt" style:font-size-asian="10.5pt" style:font-size-complex="10.5pt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Roboto Condensed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font-name="Roboto Condensed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Roboto Condensed1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Roboto Condensed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Roboto Condensed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Roboto Condensed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55cm" fo:text-indent="-0.635cm" fo:margin-left="1.35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da647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44794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5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6" svg:stroke-width="0cm" svg:stroke-color="#000000" draw:marker-start="" draw:marker-start-width="0.3cm" draw:marker-start-center="false" draw:marker-end="" draw:marker-end-width="0.3cm" draw:marker-end-center="false" draw:fill="solid" draw:fill-color="#9966cc" draw:fill-gradient-name="Gradient_20_7" draw:fill-hatch-name="Hatch_20_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8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9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8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10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12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_20_13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14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_20_15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4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16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5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6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7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8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19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20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2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22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3cm" draw:marker-end-center="false" draw:fill="solid" draw:fill-color="#99ccff" draw:fill-gradient-name="Gradient_20_7" draw:fill-hatch-name="Hatch_20_23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ference Planner – Service Architecture</text:p>
      <text:p text:style-name="P6"><text:date style:data-style-name="N37" text:date-value="2013-11-27T10:48:31.13" text:fixed="true">27.11.13</text:date></text:p>
      <text:p text:style-name="P6"><text:initial-creator>Philipp Müller</text:initial-creator></text:p>
      <text:p text:style-name="P6"/>
      <text:list xml:id="list30587144" text:style-name="Outline">
        <text:list-item>
          <text:h text:style-name="P11" text:outline-level="1">Änderungshistorie</text:h>
        </text:list-item>
      </text:list>
      <table:table table:name="ChangeHistory" table:style-name="ChangeHistory">
        <table:table-column table:style-name="ChangeHistory.A"/>
        <table:table-column table:style-name="ChangeHistory.B"/>
        <table:table-column table:style-name="ChangeHistory.C"/>
        <table:table-column table:style-name="ChangeHistory.D"/>
        <table:table-row>
          <table:table-cell table:style-name="ChangeHistory.A1" office:value-type="float" office:value="0">
            <text:p text:style-name="P13">Version</text:p>
          </table:table-cell>
          <table:table-cell table:style-name="ChangeHistory.A1" office:value-type="float" office:value="0">
            <text:p text:style-name="P13">Datum</text:p>
          </table:table-cell>
          <table:table-cell table:style-name="ChangeHistory.A1" office:value-type="float" office:value="0">
            <text:p text:style-name="P13">Autor</text:p>
          </table:table-cell>
          <table:table-cell table:style-name="ChangeHistory.A1" office:value-type="float" office:value="0">
            <text:p text:style-name="P13">Änderungen</text:p>
          </table:table-cell>
        </table:table-row>
        <table:table-row>
          <table:table-cell table:style-name="ChangeHistory.A2" office:value-type="float" office:value="0">
            <text:p text:style-name="P8">1.0</text:p>
          </table:table-cell>
          <table:table-cell table:style-name="ChangeHistory.B2" office:value-type="date" office:date-value="2013-11-26">
            <text:p text:style-name="P8">26.11.13</text:p>
          </table:table-cell>
          <table:table-cell table:style-name="ChangeHistory.C2" office:value-type="string">
            <text:p text:style-name="P8">Philipp Müller</text:p>
          </table:table-cell>
          <table:table-cell table:style-name="ChangeHistory.C2" office:value-type="string">
            <text:p text:style-name="P8">Initialversion</text:p>
          </table:table-cell>
        </table:table-row>
        <table:table-row>
          <table:table-cell table:style-name="ChangeHistory.A3">
            <text:p text:style-name="P8"/>
          </table:table-cell>
          <table:table-cell table:style-name="ChangeHistory.B3">
            <text:p text:style-name="P8"/>
          </table:table-cell>
          <table:table-cell table:style-name="ChangeHistory.B3">
            <text:p text:style-name="P8"/>
          </table:table-cell>
          <table:table-cell table:style-name="ChangeHistory.B3">
            <text:p text:style-name="P8"/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4">Inhalt</text:p>
          </text:index-title>
          <text:p text:style-name="P1">Änderungshistorie<text:tab/>2</text:p>
          <text:p text:style-name="P1">Übersicht<text:tab/>4</text:p>
          <text:p text:style-name="P15">Anforderungen<text:tab/>4</text:p>
          <text:p text:style-name="P1">Technologien<text:tab/>4</text:p>
          <text:p text:style-name="P1">Komponentensicht<text:tab/>5</text:p>
          <text:p text:style-name="P15">Domänen<text:tab/>5</text:p>
          <text:p text:style-name="P15">Schnittstellen<text:tab/>5</text:p>
          <text:p text:style-name="P15">Web-Client<text:tab/>5</text:p>
          <text:p text:style-name="P1">Entwicklungs-Richtlinien<text:tab/>5</text:p>
          <text:p text:style-name="P15">Projektstruktur<text:tab/>5</text:p>
          <text:p text:style-name="P15">Namenskonventionen<text:tab/>5</text:p>
        </text:index-body>
      </text:table-of-content>
      <text:p text:style-name="Text_20_body"/>
      <text:list xml:id="list35232803" text:continue-numbering="true" text:style-name="Outline">
        <text:list-item>
          <text:h text:style-name="P12" text:outline-level="1">Übersicht</text:h>
        </text:list-item>
      </text:list>
      <text:p text:style-name="Text_20_body">„Es soll eine Applikation für Konferenzen programmiert werden. Die Hauptanwender sind Gäste, die diese Applikation über das Web oder über mobile Endgeräte nutzen sollen. Eine Konferenz (<text:span text:style-name="T2">Conference</text:span>) hat eine Dauer von einem bis mehrere Tage und findet üblicherweise an einem Ort statt. Beispiele für Konferenzen sind W-JAX oder die PRODYNA Hausmesse. Auf einer Konferenz findet Vorträge (<text:span text:style-name="T2">Talks</text:span>) statt. Die Gäste sollen sich informieren können, welche Talks überhaupt existieren, wann sie sind, in welchem Raum (<text:span text:style-name="T2">Room</text:span>) sie stattfinden und von wem (<text:span text:style-name="T2">Speaker</text:span>) dieser Talk gehalten wird. Ein Talk kann von mehreren Speakern gehalten werden. Zusätzlich soll es ein Backoffice-Zugang geben, über welche die Stammdaten (als <text:span text:style-name="T2">Conference</text:span>, <text:span text:style-name="T2">Speaker</text:span>, <text:span text:style-name="T2">Room</text:span>, <text:span text:style-name="T2">Talk</text:span>) gepflegt werden können.“</text:p>
      <text:p text:style-name="Text_20_body">Diese Anforderungen bildet die Anwendung „Conference Planner“ in Form einer Web-Application mit REST-Schnittstellen ab. Als zentraler Business-Layer kommen dabei EJBs zum Einsatz, die die anfallenden Daten in mehreren MongoDB-Collections persistieren.</text:p>
      <text:p text:style-name="Text_20_body"><draw:g text:anchor-type="paragraph" draw:z-index="7" draw:style-name="gr1"><draw:rect draw:style-name="gr2" draw:text-style-name="P17" svg:width="16.04cm" svg:height="8.466cm" svg:x="0.425cm" svg:y="0.212cm"><text:p/></draw:rect><draw:custom-shape draw:style-name="gr3" draw:text-style-name="P17" svg:width="4.458cm" svg:height="2.675cm" svg:x="6.216cm" svg:y="9.568cm"><text:p text:style-name="P18"><text:span text:style-name="T3">MongoDB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draw:style-name="gr4" draw:text-style-name="P17" svg:width="9.356cm" svg:height="3.119cm" svg:x="0.87cm" svg:y="1.994cm"><text:p text:style-name="P18"><text:span text:style-name="T3">GWT/Errai</text:span></text:p><text:p text:style-name="P18"><text:span text:style-name="T3">Web Client</text:span></text:p></draw:rect><draw:rect draw:style-name="gr5" draw:text-style-name="P17" svg:width="3.119cm" svg:height="3.566cm" svg:x="12.899cm" svg:y="1.994cm"><text:p text:style-name="P18"><text:span text:style-name="T3">REST</text:span></text:p><text:p text:style-name="P18"><text:span text:style-name="T3">Endpoints</text:span></text:p></draw:rect><draw:line draw:style-name="gr6" draw:text-style-name="P17" svg:x1="10.226cm" svg:y1="3.331cm" svg:x2="12.899cm" svg:y2="3.331cm"><text:p/></draw:line><draw:rect draw:style-name="gr7" draw:text-style-name="P17" svg:width="15.149cm" svg:height="1.782cm" svg:x="0.87cm" svg:y="5.558cm"><text:p text:style-name="P18"><text:span text:style-name="T3">EJB</text:span></text:p></draw:rect><draw:rect draw:style-name="gr8" draw:text-style-name="P17" svg:width="15.149cm" svg:height="0.892cm" svg:x="0.87cm" svg:y="7.34cm"><text:p text:style-name="P18"><text:span text:style-name="T3">Morphia Persistence</text:span></text:p></draw:rect><draw:line draw:style-name="gr9" draw:text-style-name="P17" svg:x1="8.444cm" svg:y1="8.232cm" svg:x2="8.444cm" svg:y2="9.569cm"><text:p/></draw:line><draw:frame draw:style-name="gr10" draw:text-style-name="P17" svg:width="16.04cm" svg:height="0.892cm" svg:x="0.425cm" svg:y="0.212cm"><draw:text-box><text:p text:style-name="P18"><text:span text:style-name="T3">JBoss AS 7.1.1</text:span></text:p></draw:text-box></draw:frame></draw:g></text:p>
      <text:list xml:id="list35257431" text:continue-numbering="true" text:style-name="Outline">
        <text:list-item>
          <text:list>
            <text:list-item>
              <text:h text:style-name="Heading_20_2" text:outline-level="2"><text:soft-page-break/>Anforderungen</text:h>
            </text:list-item>
          </text:list>
        </text:list-item>
      </text:list>
      <text:p text:style-name="Text_20_body">Die Requirements sind in Gänze der beiliegenden Datei <text:a xlink:type="simple" xlink:href="http://github.com/pd-pmueller/pac/requirements.txt">requirements.txt</text:a> zu entnehmen.</text:p>
      <text:list xml:id="list35256902" text:continue-numbering="true" text:style-name="Outline">
        <text:list-item>
          <text:h text:style-name="Heading_20_1" text:outline-level="1">Technologien</text:h>
        </text:list-item>
      </text:list>
      <text:p text:style-name="Text_20_body">Folgenden Technologien und Standards kommen in den aufgeführten Versionen zum Einsatz:</text:p>
      <table:table table:name="Technologies" table:style-name="Technologies">
        <table:table-column table:style-name="Technologies.A"/>
        <table:table-column table:style-name="Technologies.B"/>
        <table:table-row>
          <table:table-cell table:style-name="Technologies.A1" office:value-type="float" office:value="0">
            <text:p text:style-name="P13">Technologie / Produkt</text:p>
          </table:table-cell>
          <table:table-cell table:style-name="Technologies.A1" office:value-type="float" office:value="0">
            <text:p text:style-name="P13">Version</text:p>
          </table:table-cell>
        </table:table-row>
        <table:table-row>
          <table:table-cell table:style-name="Technologies.A2" office:value-type="float" office:value="0">
            <text:p text:style-name="P8">Java SE</text:p>
          </table:table-cell>
          <table:table-cell table:style-name="Technologies.B2" office:value-type="string">
            <text:p text:style-name="P8">1.6</text:p>
          </table:table-cell>
        </table:table-row>
        <table:table-row>
          <table:table-cell table:style-name="Technologies.A3" office:value-type="float" office:value="0">
            <text:p text:style-name="P8">Java EE</text:p>
          </table:table-cell>
          <table:table-cell table:style-name="Technologies.B3" office:value-type="string">
            <text:p text:style-name="P8">6</text:p>
          </table:table-cell>
        </table:table-row>
        <table:table-row>
          <table:table-cell table:style-name="Technologies.A3" office:value-type="float" office:value="0">
            <text:p text:style-name="P8">Red Hat JBoss AS</text:p>
          </table:table-cell>
          <table:table-cell table:style-name="Technologies.B3" office:value-type="string">
            <text:p text:style-name="P8">7.1.1.Final</text:p>
          </table:table-cell>
        </table:table-row>
        <table:table-row>
          <table:table-cell table:style-name="Technologies.A3" office:value-type="float" office:value="0">
            <text:p text:style-name="P8">MongoDB</text:p>
          </table:table-cell>
          <table:table-cell table:style-name="Technologies.B3" office:value-type="string">
            <text:p text:style-name="P8">2.4.5</text:p>
          </table:table-cell>
        </table:table-row>
        <table:table-row>
          <table:table-cell table:style-name="Technologies.A3" office:value-type="float" office:value="0">
            <text:p text:style-name="P8">MongoDB Morphia</text:p>
          </table:table-cell>
          <table:table-cell table:style-name="Technologies.B3" office:value-type="string">
            <text:p text:style-name="P8">0.101</text:p>
          </table:table-cell>
        </table:table-row>
        <table:table-row>
          <table:table-cell table:style-name="Technologies.A3" office:value-type="float" office:value="0">
            <text:p text:style-name="P8">Orika</text:p>
          </table:table-cell>
          <table:table-cell table:style-name="Technologies.B3" office:value-type="string">
            <text:p text:style-name="P8">1.4.3</text:p>
          </table:table-cell>
        </table:table-row>
        <table:table-row>
          <table:table-cell table:style-name="Technologies.A3" office:value-type="float" office:value="0">
            <text:p text:style-name="P8">GWT</text:p>
          </table:table-cell>
          <table:table-cell table:style-name="Technologies.B3" office:value-type="string">
            <text:p text:style-name="P8">2.5.1</text:p>
          </table:table-cell>
        </table:table-row>
        <table:table-row>
          <table:table-cell table:style-name="Technologies.A3" office:value-type="float" office:value="0">
            <text:p text:style-name="P8">Red Hat JBoss Errai</text:p>
          </table:table-cell>
          <table:table-cell table:style-name="Technologies.B3" office:value-type="string">
            <text:p text:style-name="P8">3.0.0.M2</text:p>
          </table:table-cell>
        </table:table-row>
        <table:table-row>
          <table:table-cell table:style-name="Technologies.A3" office:value-type="float" office:value="0">
            <text:p text:style-name="P8">Apache Maven</text:p>
          </table:table-cell>
          <table:table-cell table:style-name="Technologies.B3" office:value-type="string">
            <text:p text:style-name="P8">3.0.5</text:p>
          </table:table-cell>
        </table:table-row>
      </table:table>
      <text:list xml:id="list35260625" text:continue-numbering="true" text:style-name="Outline">
        <text:list-item>
          <text:h text:style-name="Heading_20_1" text:outline-level="1">Komponentensicht</text:h>
        </text:list-item>
      </text:list>
      <text:p text:style-name="Text_20_body">In diesem Kapitel wird die technische Architektur der Anwendung anhand ihrer Einzelkomponenten beschrieben.</text:p>
      <text:list xml:id="list35248218" text:continue-numbering="true" text:style-name="Outline">
        <text:list-item>
          <text:list>
            <text:list-item>
              <text:h text:style-name="Heading_20_2" text:outline-level="2">Domänen</text:h>
            </text:list-item>
          </text:list>
        </text:list-item>
      </text:list>
      <text:p text:style-name="Text_20_body">Die Anwendung teilt sich, den Anforderungen entsprechend, in folgende Domänen mit klar abgegrenzten Zuständigkeiten auf...</text:p>
      <text:list xml:id="list31598126" text:style-name="L3">
        <text:list-item>
          <text:p text:style-name="P3">Conference</text:p>
        </text:list-item>
        <text:list-item>
          <text:p text:style-name="P3">Talk</text:p>
        </text:list-item>
        <text:list-item>
          <text:p text:style-name="P3">Room</text:p>
        </text:list-item>
        <text:list-item>
          <text:p text:style-name="P3">Speaker</text:p>
        </text:list-item>
      </text:list>
      <text:p text:style-name="Text_20_body">Alle Objekte einer Domäne werden dabei in einer eigenen MongoDB Collection persistiert. Außerhalb der Domäne dürfen die Objekte nur über ihre jeweilige ObjectId referenziert werden.</text:p>
      <text:p text:style-name="Text_20_body">So enthält eine Conference Referenzen zu mehreren Talk-Objekten und einem Room-Objekt; ein Talk hält Referenzen zu (potentiell) mehreren Speaker-Objekten.</text:p>
      <text:p text:style-name="Text_20_body">Über die EJBs beziehungsweise REST-Endpoints der jeweiligen Domäne können die enthaltenen Referenzen aufgelöst werden.</text:p>
      <text:list xml:id="list35257267" text:continue-list="list35248218" text:style-name="Outline">
        <text:list-item>
          <text:list>
            <text:list-item>
              <text:h text:style-name="Heading_20_2" text:outline-level="2"><text:soft-page-break/>Services</text:h>
            </text:list-item>
          </text:list>
        </text:list-item>
      </text:list>
      <text:p text:style-name="Info_20_Box">Projekt: <text:tab/>cpa-ejb<text:line-break/>Package: <text:tab/>com.prodyna.pmu.cpa.ejb</text:p>
      <text:p text:style-name="Text_20_body">Die Domänen-spezifischen Services innerhalb der Anwendung basieren weitestgehend auf einfacher CRUD-Funktionalität (Create, Read, Update, Delete). Nach außen akzeptieren und liefern sie ausschließlich einfache Java-Objekte und Datenobjekte aus dem Unter-Package <text:span text:style-name="T1">domain</text:span>.</text:p>
      <text:p text:style-name="Text_20_body">Diese Basis-Funktionalität eines jeden Services wird durch das generische Interface <text:span text:style-name="T1">EntityServiceBean</text:span> definiert, das zusätzlich dafür sorgt, dass...</text:p>
      <text:list xml:id="list32293790" text:style-name="L4">
        <text:list-item>
          <text:p text:style-name="P4">jede Service-Implementierung als REST-Endpoint zur Verfügung gestellt werden kann</text:p>
        </text:list-item>
        <text:list-item>
          <text:p text:style-name="P4">jede Service-Implementierung die notwendigen Decorator und Interceptor erhält</text:p>
        </text:list-item>
      </text:list>
      <text:p text:style-name="Text_20_body">Das generische Interface wird für die jeweilige Domain in folgenden Interfaces spezifiziert...</text:p>
      <text:list xml:id="list32462262" text:style-name="L5">
        <text:list-item>
          <text:p text:style-name="P5">ConferenceServiceBean</text:p>
        </text:list-item>
        <text:list-item>
          <text:p text:style-name="P5">TalkServiceBean</text:p>
        </text:list-item>
        <text:list-item>
          <text:p text:style-name="P5">RoomServiceBean</text:p>
        </text:list-item>
        <text:list-item>
          <text:p text:style-name="P5">SpeakerServiceBean</text:p>
        </text:list-item>
      </text:list>
      <text:p text:style-name="Text_20_body">Diese Interfaces können die CRUD-Basis-Funktionalität zusätzlich durch Domänen-spezifische Methoden ergänzen. Sollen diese Methoden im REST-Endpoint zur Verfügung gestellt werden, müssen diese lediglich mit entsprechenden JAX-RS Annotationen versehen werden.</text:p>
      <text:list xml:id="list35262854" text:continue-list="list35257267" text:style-name="Outline">
        <text:list-item>
          <text:list>
            <text:list-item>
              <text:list>
                <text:list-item>
                  <text:h text:style-name="Heading_20_3" text:outline-level="3">REST</text:h>
                </text:list-item>
              </text:list>
            </text:list-item>
          </text:list>
        </text:list-item>
      </text:list>
      <text:p text:style-name="Text_20_body">Die REST-Definition der Anwendung sieht für jede Domäne folgende Basis-Funktionalität vor...</text:p>
      <table:table table:name="REST-Base" table:style-name="REST-Base">
        <table:table-column table:style-name="REST-Base.A"/>
        <table:table-column table:style-name="REST-Base.B"/>
        <table:table-column table:style-name="REST-Base.C"/>
        <table:table-row>
          <table:table-cell table:style-name="REST-Base.A1" office:value-type="float" office:value="0">
            <text:p text:style-name="P13">URI</text:p>
          </table:table-cell>
          <table:table-cell table:style-name="REST-Base.A1" office:value-type="float" office:value="0">
            <text:p text:style-name="P13">HTTP</text:p>
          </table:table-cell>
          <table:table-cell table:style-name="REST-Base.A1" office:value-type="float" office:value="0">
            <text:p text:style-name="P13">Methode</text:p>
          </table:table-cell>
        </table:table-row>
        <table:table-row>
          <table:table-cell table:style-name="REST-Base.A2" office:value-type="float" office:value="0">
            <text:p text:style-name="P8">/{domain}</text:p>
          </table:table-cell>
          <table:table-cell table:style-name="REST-Base.B2" office:value-type="string">
            <text:p text:style-name="P8">GET</text:p>
          </table:table-cell>
          <table:table-cell table:style-name="REST-Base.B2" office:value-type="string">
            <text:p text:style-name="P8">EntityServiceBean#list()</text:p>
          </table:table-cell>
        </table:table-row>
        <table:table-row>
          <table:table-cell table:style-name="REST-Base.A3" office:value-type="float" office:value="0">
            <text:p text:style-name="P8">/{domain}</text:p>
          </table:table-cell>
          <table:table-cell table:style-name="REST-Base.B3" office:value-type="string">
            <text:p text:style-name="P8">POST</text:p>
          </table:table-cell>
          <table:table-cell table:style-name="REST-Base.B3" office:value-type="string">
            <text:p text:style-name="P8">EntityServiceBean#create(E)</text:p>
          </table:table-cell>
        </table:table-row>
        <table:table-row>
          <table:table-cell table:style-name="REST-Base.A3" office:value-type="float" office:value="0">
            <text:p text:style-name="P8">/{domain}/{objectId}</text:p>
          </table:table-cell>
          <table:table-cell table:style-name="REST-Base.B3" office:value-type="string">
            <text:p text:style-name="P8">GET</text:p>
          </table:table-cell>
          <table:table-cell table:style-name="REST-Base.B3" office:value-type="string">
            <text:p text:style-name="P8">EntityServiceBean#read(String)</text:p>
          </table:table-cell>
        </table:table-row>
        <table:table-row>
          <table:table-cell table:style-name="REST-Base.A3" office:value-type="float" office:value="0">
            <text:p text:style-name="P8">/{domain}/{objectId}</text:p>
          </table:table-cell>
          <table:table-cell table:style-name="REST-Base.B3" office:value-type="string">
            <text:p text:style-name="P8">PUT</text:p>
          </table:table-cell>
          <table:table-cell table:style-name="REST-Base.B3" office:value-type="string">
            <text:p text:style-name="P8">EntityServiceBean#update(String, E)</text:p>
          </table:table-cell>
        </table:table-row>
        <table:table-row>
          <table:table-cell table:style-name="REST-Base.A3" office:value-type="float" office:value="0">
            <text:p text:style-name="P8">/{domain}/{objectId}</text:p>
          </table:table-cell>
          <table:table-cell table:style-name="REST-Base.B3" office:value-type="string">
            <text:p text:style-name="P8">DELETE</text:p>
          </table:table-cell>
          <table:table-cell table:style-name="REST-Base.B3" office:value-type="string">
            <text:p text:style-name="P8">EntityServiceBean#delete(String)</text:p>
          </table:table-cell>
        </table:table-row>
      </table:table>
      <text:p text:style-name="Standard"/>
      <text:p text:style-name="Text_20_body">Werden zusätzliche Methoden im REST-Endpoint zur Verfügung gestellt, sollten diese dem Schema bezüglich Zugriff auf Objekt-Instanzen folgen.</text:p>
      <text:list xml:id="list35254124" text:continue-numbering="true" text:style-name="Outline">
        <text:list-item>
          <text:list>
            <text:list-item>
              <text:list>
                <text:list-item>
                  <text:h text:style-name="Heading_20_3" text:outline-level="3">Implementierung</text:h>
                </text:list-item>
              </text:list>
            </text:list-item>
          </text:list>
        </text:list-item>
      </text:list>
      <text:p text:style-name="Info_20_Box">Projekt: <text:tab/>cpa-ejb-impl<text:line-break/><text:soft-page-break/>Package: <text:tab/>com.prodyna.pmu.cpa.ejb.impl</text:p>
      <text:p text:style-name="Text_20_body">Da Morphia und MongoDB-spezifische Annotationen und Klassen nicht über die Grenze des Service-Interface hinweg weitergegeben werden dürfen, arbeitet jede Service-Implementierung mit eigenen Datenobjekten, die im Unter-Package <text:span text:style-name="T1">domain</text:span> zu finden sind. Diese Objekte enthalten technologie-spezifische Annotationen und Klassen und sind damit nicht portabel.</text:p>
      <text:p text:style-name="Text_20_body">Die Implementierung der oben beschriebenen CRUD-Funktionalität wird durch die generische, abstrakte Klasse <text:span text:style-name="T1">AbstractServiceBeanImpl</text:span> bereits voll abgedeckt und bietet zusätzliche Methoden zur Konvertierung von Objekten und Erstellen von Morphia-Abfragen. Service-Implementierungen können diese Klasse entsprechend erweitern – Domänen-spezifische Methoden müssen dabei jedoch selbst implementiert werden.</text:p>
      <text:p text:style-name="Text_20_body">Die Konvertierung von Implementierung-spezifischen zu allgemeinen Daten-Objekten wird durch eine Orika <text:span text:style-name="T1">MapperFacade</text:span> bereits durch die oben beschriebene abstrakte Klasse über die Methoden <text:span text:style-name="T1">map(E)</text:span> bzw. <text:span text:style-name="T1">map(T)</text:span> zur Verfügung gestellt. Soll dieses Mapping geändert oder erweitert werden, so muss dies entsprechend im CDI-Producer <text:span text:style-name="T1">OrikaProducer</text:span> passieren – darüber hinaus ist kein Implementierungs-spezifisches Mapping vorgesehen.</text:p>
      <text:p text:style-name="Text_20_body"><draw:g text:anchor-type="paragraph" draw:z-index="8" draw:style-name="gr1"><draw:rect draw:style-name="gr11" draw:text-style-name="P19" svg:width="3.92cm" svg:height="1.96cm" svg:x="6.45cm" svg:y="0.452cm"><text:p text:style-name="P18"><text:span text:style-name="T4">EntityServiceBean</text:span></text:p></draw:rect><draw:rect draw:style-name="gr12" draw:text-style-name="P21" svg:width="3.529cm" svg:height="1.96cm" svg:x="1.746cm" svg:y="0.844cm"><text:p text:style-name="P20"><text:span text:style-name="T5">ConferenceServiceBean</text:span></text:p></draw:rect><draw:rect draw:style-name="gr13" draw:text-style-name="P19" svg:width="3.529cm" svg:height="1.962cm" svg:x="4.097cm" svg:y="3.195cm"><text:p text:style-name="P18"><text:span text:style-name="T4">RoomServiceBean</text:span></text:p></draw:rect><draw:rect draw:style-name="gr14" draw:text-style-name="P19" svg:width="3.529cm" svg:height="1.962cm" svg:x="9.195cm" svg:y="3.195cm"><text:p text:style-name="P18"><text:span text:style-name="T4">TalkServiceBean</text:span></text:p></draw:rect><draw:rect draw:style-name="gr15" draw:text-style-name="P19" svg:width="3.529cm" svg:height="1.96cm" svg:x="11.546cm" svg:y="0.844cm"><text:p text:style-name="P18"><text:span text:style-name="T4">SpeakerServiceBean</text:span></text:p></draw:rect><draw:rect draw:style-name="gr16" draw:text-style-name="P21" svg:width="3.92cm" svg:height="1.962cm" svg:x="6.45cm" svg:y="6.723cm"><text:p text:style-name="P20"><text:span text:style-name="T5">AbstractServiceBeanImpl</text:span></text:p></draw:rect><draw:rect draw:style-name="gr17" draw:text-style-name="P23" svg:width="3.529cm" svg:height="1.96cm" svg:x="1.746cm" svg:y="7.116cm"><text:p text:style-name="P22"><text:span text:style-name="T6">ConferenceServiceBeanImpl</text:span></text:p></draw:rect><draw:rect draw:style-name="gr18" draw:text-style-name="P25" svg:width="3.529cm" svg:height="1.96cm" svg:x="4.097cm" svg:y="9.469cm"><text:p text:style-name="P24"><text:span text:style-name="T7">RoomServiceBeanImpl</text:span></text:p></draw:rect><draw:rect draw:style-name="gr19" draw:text-style-name="P19" svg:width="3.529cm" svg:height="1.96cm" svg:x="9.195cm" svg:y="9.469cm"><text:p text:style-name="P18"><text:span text:style-name="T4">TalkServiceBeanImpl</text:span></text:p></draw:rect><draw:rect draw:style-name="gr20" draw:text-style-name="P23" svg:width="3.529cm" svg:height="1.96cm" svg:x="11.546cm" svg:y="7.116cm"><text:p text:style-name="P22"><text:span text:style-name="T6">SpeakerServiceBeanImpl</text:span></text:p></draw:rect><draw:line draw:style-name="gr21" draw:text-style-name="P19" svg:x1="13.897cm" svg:y1="7.115cm" svg:x2="13.897cm" svg:y2="2.803cm"><text:p/></draw:line><draw:line draw:style-name="gr22" draw:text-style-name="P19" svg:x1="2.922cm" svg:y1="7.115cm" svg:x2="2.922cm" svg:y2="2.803cm"><text:p/></draw:line><draw:line draw:style-name="gr23" draw:text-style-name="P19" svg:x1="5.665cm" svg:y1="9.467cm" svg:x2="5.665cm" svg:y2="5.155cm"><text:p/></draw:line><draw:line draw:style-name="gr24" draw:text-style-name="P19" svg:x1="11.154cm" svg:y1="9.467cm" svg:x2="11.154cm" svg:y2="5.155cm"><text:p/></draw:line><draw:line draw:style-name="gr25" draw:text-style-name="P19" svg:x1="8.41cm" svg:y1="6.725cm" svg:x2="8.41cm" svg:y2="2.413cm"><text:p/></draw:line><draw:line draw:style-name="gr26" draw:text-style-name="P19" svg:x1="11.546cm" svg:y1="8.683cm" svg:x2="10.37cm" svg:y2="7.899cm"><text:p/></draw:line><draw:line draw:style-name="gr27" draw:text-style-name="P19" svg:x1="5.274cm" svg:y1="8.683cm" svg:x2="6.45cm" svg:y2="7.899cm"><text:p/></draw:line><draw:line draw:style-name="gr28" draw:text-style-name="P19" svg:x1="5.274cm" svg:y1="2.413cm" svg:x2="6.45cm" svg:y2="1.629cm"><text:p/></draw:line><draw:line draw:style-name="gr29" draw:text-style-name="P19" svg:x1="11.546cm" svg:y1="2.413cm" svg:x2="10.37cm" svg:y2="1.629cm"><text:p/></draw:line><draw:line draw:style-name="gr30" draw:text-style-name="P19" svg:x1="10.37cm" svg:y1="3.197cm" svg:x2="9.194cm" svg:y2="2.413cm"><text:p/></draw:line><draw:line draw:style-name="gr31" draw:text-style-name="P19" svg:x1="10.761cm" svg:y1="9.467cm" svg:x2="9.585cm" svg:y2="8.683cm"><text:p/></draw:line><draw:line draw:style-name="gr32" draw:text-style-name="P19" svg:x1="6.058cm" svg:y1="9.467cm" svg:x2="7.234cm" svg:y2="8.683cm"><text:p/></draw:line><draw:line draw:style-name="gr33" draw:text-style-name="P19" svg:x1="6.058cm" svg:y1="3.197cm" svg:x2="7.234cm" svg:y2="2.413cm"><text:p/></draw:line></draw:g></text:p>
      <text:list xml:id="list35248849" text:continue-numbering="true" text:style-name="Outline">
        <text:list-item>
          <text:list>
            <text:list-item>
              <text:h text:style-name="Heading_20_2" text:outline-level="2"><text:soft-page-break/>Web-Client</text:h>
            </text:list-item>
          </text:list>
        </text:list-item>
      </text:list>
      <text:p text:style-name="Info_20_Box">Projekt: <text:tab/>cpa-web<text:line-break/>Package: <text:tab/>com.prodyna.pmu.cpa.web</text:p>
      <text:p text:style-name="Standard">...</text:p>
      <text:list xml:id="list35233757" text:continue-numbering="true" text:style-name="Outline">
        <text:list-item>
          <text:h text:style-name="Heading_20_1" text:outline-level="1">Entwicklungs-Richtlinien</text:h>
          <text:list>
            <text:list-item>
              <text:h text:style-name="Heading_20_2" text:outline-level="2">Projektstruktur</text:h>
            </text:list-item>
            <text:list-item>
              <text:h text:style-name="Heading_20_2" text:outline-level="2">Namenskonventionen</text:h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sans-serif"/>
    <style:font-face style:name="Mangal1" svg:font-family="Mangal"/>
    <style:font-face style:name="OpenSymbol" svg:font-family="OpenSymbol"/>
    <style:font-face style:name="Roboto" svg:font-family="Roboto" style:font-adornments="Regular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Arial1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HelveticaNeueLT Pro 55 Roman" svg:font-family="'HelveticaNeueLT Pro 55 Roman'" style:font-family-generic="swiss" style:font-pitch="variable"/>
    <style:font-face style:name="HelveticaNeueLT Pro 65 Md" svg:font-family="'HelveticaNeueLT Pro 65 M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Condensed1"/>
    </style:style>
    <style:style style:name="Heading" style:family="paragraph" style:parent-style-name="Standard" style:next-style-name="Text_20_body" style:list-style-name="" style:class="text">
      <style:paragraph-properties fo:margin-top="0.423cm" fo:margin-bottom="0.212cm" fo:keep-with-next="always"/>
      <style:text-properties style:font-name="Roboto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nfo_20_Box" style:display-name="Info Box" style:family="paragraph" style:parent-style-name="Text_20_body" style:class="text" style:master-page-name="">
      <style:paragraph-properties fo:margin-left="0.3cm" fo:margin-right="0.3cm" fo:margin-top="0cm" fo:margin-bottom="0.3cm" fo:text-indent="0cm" style:auto-text-indent="false" style:page-number="auto" fo:background-color="#e6e6e6" fo:padding="0.049cm" fo:border="0.002cm solid #000000" style:shadow="none">
        <style:tab-stops>
          <style:tab-stop style:position="2cm"/>
          <style:tab-stop style:position="3cm"/>
        </style:tab-stops>
        <style:background-image/>
      </style:paragraph-properties>
    </style:style>
    <style:style style:name="Heading_20_0" style:display-name="Heading 0" style:family="paragraph" style:parent-style-name="Heading" style:next-style-name="Text_20_body" style:class="text">
      <style:paragraph-properties fo:margin-top="4.02cm" fo:margin-bottom="0.21cm"/>
      <style:text-properties fo:font-size="18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text-properties style:font-name="HelveticaNeueLT Pro 65 Md"/>
    </style:style>
    <style:style style:name="MP2" style:family="paragraph" style:parent-style-name="Table_20_Contents">
      <style:text-properties style:font-name="HelveticaNeueLT Pro 65 Md" fo:font-size="9pt" style:font-size-asian="9pt" style:font-size-complex="9pt"/>
    </style:style>
    <style:style style:name="MP3" style:family="paragraph" style:parent-style-name="Table_20_Contents">
      <style:paragraph-properties fo:text-align="end" style:justify-single-word="false"/>
      <style:text-properties style:font-name="HelveticaNeueLT Pro 65 Md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y="0cm" svg:width="3.621cm" svg:height="1.431cm" draw:z-index="6"><draw:image xlink:href="Pictures/100000000000017700000094EF776181.jpg" xlink:type="simple" xlink:show="embed" xlink:actuate="onLoad"/></draw:frame></text:p>
        <text:p text:style-name="MP1"/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PAC</text:p>
            </table:table-cell>
            <table:table-cell table:style-name="Table1.A1" office:value-type="string">
              <text:p text:style-name="MP3">Conference Planner – Service Architecture</text:p>
            </table:table-cell>
          </table:table-row>
        </table:table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Müller</meta:initial-creator>
    <meta:creation-date>2013-11-27T10:43:57.99</meta:creation-date>
    <dc:date>2013-11-27T15:10:08.75</dc:date>
    <dc:creator>Philipp Müller</dc:creator>
    <meta:editing-duration>PT3H55M44S</meta:editing-duration>
    <meta:editing-cycles>12</meta:editing-cycles>
    <meta:generator>OpenOffice.org/3.3$Win32 OpenOffice.org_project/330m20$Build-9567</meta:generator>
    <meta:document-statistic meta:table-count="4" meta:image-count="1" meta:object-count="0" meta:page-count="8" meta:paragraph-count="108" meta:word-count="660" meta:character-count="5429"/>
  </office:meta>
</office:document-meta>
</file>